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firstName">
            <text:p>firstName</text:p>
          </table:table-cell>
          <table:table-cell table:style-name="pd1" office:value-type="string" office:value="lastName">
            <text:p>lastName</text:p>
          </table:table-cell>
          <table:table-cell table:style-name="pd1" office:value-type="string" office:value="email">
            <text:p>email</text:p>
          </table:table-cell>
          <table:table-cell table:style-name="pd1" office:value-type="string" office:value="phoneNumber">
            <text:p>phoneNumber</text:p>
          </table:table-cell>
          <table:table-cell table:style-name="pd1" office:value-type="string" office:value="position">
            <text:p>position</text:p>
          </table:table-cell>
          <table:table-cell table:style-name="pd1" office:value-type="string" office:value="salary">
            <text:p>salary</text:p>
          </table:table-cell>
          <table:table-cell table:style-name="pd1" office:value-type="string" office:value="department">
            <text:p>department</text:p>
          </table:table-cell>
        </table:table-row>
        <table:table-row>
          <table:table-cell office:value-type="string" office:value="Jonathan">
            <text:p>Jonathan</text:p>
          </table:table-cell>
          <table:table-cell office:value-type="string" office:value="Rodriguez">
            <text:p>Rodriguez</text:p>
          </table:table-cell>
          <table:table-cell office:value-type="string" office:value="jonathan.rodriguez@example.com">
            <text:p>jonathan.rodriguez@example.com</text:p>
          </table:table-cell>
          <table:table-cell office:value-type="string" office:value="31217204863">
            <text:p>31217204863</text:p>
          </table:table-cell>
          <table:table-cell office:value-type="string" office:value="Content Writer">
            <text:p>Content Writer</text:p>
          </table:table-cell>
          <table:table-cell office:value-type="float" office:value="140603">
            <text:p>140603</text:p>
          </table:table-cell>
          <table:table-cell office:value-type="string" office:value="Operations">
            <text:p>Operations</text:p>
          </table:table-cell>
        </table:table-row>
        <table:table-row>
          <table:table-cell office:value-type="string" office:value="Rebecca">
            <text:p>Rebecca</text:p>
          </table:table-cell>
          <table:table-cell office:value-type="string" office:value="Johnson">
            <text:p>Johnson</text:p>
          </table:table-cell>
          <table:table-cell office:value-type="string" office:value="rebecca.johnson@example.com">
            <text:p>rebecca.johnson@example.com</text:p>
          </table:table-cell>
          <table:table-cell office:value-type="string" office:value="31948903089">
            <text:p>31948903089</text:p>
          </table:table-cell>
          <table:table-cell office:value-type="string" office:value="Legal Writer">
            <text:p>Legal Writer</text:p>
          </table:table-cell>
          <table:table-cell office:value-type="float" office:value="167503">
            <text:p>167503</text:p>
          </table:table-cell>
          <table:table-cell office:value-type="string" office:value="Engineering">
            <text:p>Engineering</text:p>
          </table:table-cell>
        </table:table-row>
        <table:table-row>
          <table:table-cell office:value-type="string" office:value="April">
            <text:p>April</text:p>
          </table:table-cell>
          <table:table-cell office:value-type="string" office:value="Thompson">
            <text:p>Thompson</text:p>
          </table:table-cell>
          <table:table-cell office:value-type="string" office:value="april.thompson@example.com">
            <text:p>april.thompson@example.com</text:p>
          </table:table-cell>
          <table:table-cell office:value-type="string" office:value="32194455926">
            <text:p>32194455926</text:p>
          </table:table-cell>
          <table:table-cell office:value-type="string" office:value="Chief Marketing Officer">
            <text:p>Chief Marketing Officer</text:p>
          </table:table-cell>
          <table:table-cell office:value-type="float" office:value="109034">
            <text:p>109034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Gregory">
            <text:p>Gregory</text:p>
          </table:table-cell>
          <table:table-cell office:value-type="string" office:value="Silva">
            <text:p>Silva</text:p>
          </table:table-cell>
          <table:table-cell office:value-type="string" office:value="gregory.silva@example.com">
            <text:p>gregory.silva@example.com</text:p>
          </table:table-cell>
          <table:table-cell office:value-type="string" office:value="38247727690">
            <text:p>38247727690</text:p>
          </table:table-cell>
          <table:table-cell office:value-type="string" office:value="Rehabilitation Specialist">
            <text:p>Rehabilitation Specialist</text:p>
          </table:table-cell>
          <table:table-cell office:value-type="float" office:value="35779">
            <text:p>35779</text:p>
          </table:table-cell>
          <table:table-cell office:value-type="string" office:value="Analytics">
            <text:p>Analytics</text:p>
          </table:table-cell>
        </table:table-row>
        <table:table-row>
          <table:table-cell office:value-type="string" office:value="Michael">
            <text:p>Michael</text:p>
          </table:table-cell>
          <table:table-cell office:value-type="string" office:value="Bennett">
            <text:p>Bennett</text:p>
          </table:table-cell>
          <table:table-cell office:value-type="string" office:value="michael.bennett@example.com">
            <text:p>michael.bennett@example.com</text:p>
          </table:table-cell>
          <table:table-cell office:value-type="string" office:value="30545413450">
            <text:p>30545413450</text:p>
          </table:table-cell>
          <table:table-cell office:value-type="string" office:value="Visual Communications Manager">
            <text:p>Visual Communications Manager</text:p>
          </table:table-cell>
          <table:table-cell office:value-type="float" office:value="65811">
            <text:p>65811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Rebecca">
            <text:p>Rebecca</text:p>
          </table:table-cell>
          <table:table-cell office:value-type="string" office:value="Lynn">
            <text:p>Lynn</text:p>
          </table:table-cell>
          <table:table-cell office:value-type="string" office:value="rebecca.lynn@example.com">
            <text:p>rebecca.lynn@example.com</text:p>
          </table:table-cell>
          <table:table-cell office:value-type="string" office:value="39861669654">
            <text:p>39861669654</text:p>
          </table:table-cell>
          <table:table-cell office:value-type="string" office:value="Sports Analyst">
            <text:p>Sports Analyst</text:p>
          </table:table-cell>
          <table:table-cell office:value-type="float" office:value="188607">
            <text:p>188607</text:p>
          </table:table-cell>
          <table:table-cell office:value-type="string" office:value="Sustainability">
            <text:p>Sustainability</text:p>
          </table:table-cell>
        </table:table-row>
        <table:table-row>
          <table:table-cell office:value-type="string" office:value="Tonya">
            <text:p>Tonya</text:p>
          </table:table-cell>
          <table:table-cell office:value-type="string" office:value="Sosa">
            <text:p>Sosa</text:p>
          </table:table-cell>
          <table:table-cell office:value-type="string" office:value="tonya.sosa@example.com">
            <text:p>tonya.sosa@example.com</text:p>
          </table:table-cell>
          <table:table-cell office:value-type="string" office:value="35576829345">
            <text:p>35576829345</text:p>
          </table:table-cell>
          <table:table-cell office:value-type="string" office:value="Community Manager">
            <text:p>Community Manager</text:p>
          </table:table-cell>
          <table:table-cell office:value-type="float" office:value="172575">
            <text:p>172575</text:p>
          </table:table-cell>
          <table:table-cell office:value-type="string" office:value="Engineering">
            <text:p>Engineering</text:p>
          </table:table-cell>
        </table:table-row>
        <table:table-row>
          <table:table-cell office:value-type="string" office:value="Monica">
            <text:p>Monica</text:p>
          </table:table-cell>
          <table:table-cell office:value-type="string" office:value="Miller">
            <text:p>Miller</text:p>
          </table:table-cell>
          <table:table-cell office:value-type="string" office:value="monica.miller@example.com">
            <text:p>monica.miller@example.com</text:p>
          </table:table-cell>
          <table:table-cell office:value-type="string" office:value="30834249315">
            <text:p>30834249315</text:p>
          </table:table-cell>
          <table:table-cell office:value-type="string" office:value="Machine Learning Engineer">
            <text:p>Machine Learning Engineer</text:p>
          </table:table-cell>
          <table:table-cell office:value-type="float" office:value="93596">
            <text:p>93596</text:p>
          </table:table-cell>
          <table:table-cell office:value-type="string" office:value="Design">
            <text:p>Design</text:p>
          </table:table-cell>
        </table:table-row>
        <table:table-row>
          <table:table-cell office:value-type="string" office:value="Evan">
            <text:p>Evan</text:p>
          </table:table-cell>
          <table:table-cell office:value-type="string" office:value="Simmons">
            <text:p>Simmons</text:p>
          </table:table-cell>
          <table:table-cell office:value-type="string" office:value="evan.simmons@example.com">
            <text:p>evan.simmons@example.com</text:p>
          </table:table-cell>
          <table:table-cell office:value-type="string" office:value="38734921072">
            <text:p>38734921072</text:p>
          </table:table-cell>
          <table:table-cell office:value-type="string" office:value="Community Manager">
            <text:p>Community Manager</text:p>
          </table:table-cell>
          <table:table-cell office:value-type="float" office:value="108402">
            <text:p>108402</text:p>
          </table:table-cell>
          <table:table-cell office:value-type="string" office:value="IT">
            <text:p>IT</text:p>
          </table:table-cell>
        </table:table-row>
        <table:table-row>
          <table:table-cell office:value-type="string" office:value="Erica">
            <text:p>Erica</text:p>
          </table:table-cell>
          <table:table-cell office:value-type="string" office:value="Evans">
            <text:p>Evans</text:p>
          </table:table-cell>
          <table:table-cell office:value-type="string" office:value="erica.evans@example.com">
            <text:p>erica.evans@example.com</text:p>
          </table:table-cell>
          <table:table-cell office:value-type="string" office:value="33240030568">
            <text:p>33240030568</text:p>
          </table:table-cell>
          <table:table-cell office:value-type="string" office:value="Educational Technologist">
            <text:p>Educational Technologist</text:p>
          </table:table-cell>
          <table:table-cell office:value-type="float" office:value="143082">
            <text:p>143082</text:p>
          </table:table-cell>
          <table:table-cell office:value-type="string" office:value="Finance">
            <text:p>Finance</text:p>
          </table:table-cell>
        </table:table-row>
        <table:table-row>
          <table:table-cell office:value-type="string" office:value="James">
            <text:p>James</text:p>
          </table:table-cell>
          <table:table-cell office:value-type="string" office:value="Brown">
            <text:p>Brown</text:p>
          </table:table-cell>
          <table:table-cell office:value-type="string" office:value="james.brown@example.com">
            <text:p>james.brown@example.com</text:p>
          </table:table-cell>
          <table:table-cell office:value-type="string" office:value="39896459864">
            <text:p>39896459864</text:p>
          </table:table-cell>
          <table:table-cell office:value-type="string" office:value="Healthcare Data Scientist">
            <text:p>Healthcare Data Scientist</text:p>
          </table:table-cell>
          <table:table-cell office:value-type="float" office:value="72074">
            <text:p>72074</text:p>
          </table:table-cell>
          <table:table-cell office:value-type="string" office:value="Design">
            <text:p>Design</text:p>
          </table:table-cell>
        </table:table-row>
        <table:table-row>
          <table:table-cell office:value-type="string" office:value="Daniel">
            <text:p>Daniel</text:p>
          </table:table-cell>
          <table:table-cell office:value-type="string" office:value="Kim">
            <text:p>Kim</text:p>
          </table:table-cell>
          <table:table-cell office:value-type="string" office:value="daniel.kim@example.com">
            <text:p>daniel.kim@example.com</text:p>
          </table:table-cell>
          <table:table-cell office:value-type="string" office:value="33555170663">
            <text:p>33555170663</text:p>
          </table:table-cell>
          <table:table-cell office:value-type="string" office:value="Strategic Planner">
            <text:p>Strategic Planner</text:p>
          </table:table-cell>
          <table:table-cell office:value-type="float" office:value="48781">
            <text:p>48781</text:p>
          </table:table-cell>
          <table:table-cell office:value-type="string" office:value="Sustainability">
            <text:p>Sustainability</text:p>
          </table:table-cell>
        </table:table-row>
        <table:table-row>
          <table:table-cell office:value-type="string" office:value="Christy">
            <text:p>Christy</text:p>
          </table:table-cell>
          <table:table-cell office:value-type="string" office:value="Stuart">
            <text:p>Stuart</text:p>
          </table:table-cell>
          <table:table-cell office:value-type="string" office:value="christy.stuart@example.com">
            <text:p>christy.stuart@example.com</text:p>
          </table:table-cell>
          <table:table-cell office:value-type="string" office:value="34932415749">
            <text:p>34932415749</text:p>
          </table:table-cell>
          <table:table-cell office:value-type="string" office:value="Visual Communications Manager">
            <text:p>Visual Communications Manager</text:p>
          </table:table-cell>
          <table:table-cell office:value-type="float" office:value="106030">
            <text:p>106030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Walter">
            <text:p>Walter</text:p>
          </table:table-cell>
          <table:table-cell office:value-type="string" office:value="Payne">
            <text:p>Payne</text:p>
          </table:table-cell>
          <table:table-cell office:value-type="string" office:value="walter.payne@example.com">
            <text:p>walter.payne@example.com</text:p>
          </table:table-cell>
          <table:table-cell office:value-type="string" office:value="30824440985">
            <text:p>30824440985</text:p>
          </table:table-cell>
          <table:table-cell office:value-type="string" office:value="Community Manager">
            <text:p>Community Manager</text:p>
          </table:table-cell>
          <table:table-cell office:value-type="float" office:value="43427">
            <text:p>43427</text:p>
          </table:table-cell>
          <table:table-cell office:value-type="string" office:value="Healthcare">
            <text:p>Healthcare</text:p>
          </table:table-cell>
        </table:table-row>
        <table:table-row>
          <table:table-cell office:value-type="string" office:value="Roy">
            <text:p>Roy</text:p>
          </table:table-cell>
          <table:table-cell office:value-type="string" office:value="Solomon">
            <text:p>Solomon</text:p>
          </table:table-cell>
          <table:table-cell office:value-type="string" office:value="roy.solomon@example.com">
            <text:p>roy.solomon@example.com</text:p>
          </table:table-cell>
          <table:table-cell office:value-type="string" office:value="32903292171">
            <text:p>32903292171</text:p>
          </table:table-cell>
          <table:table-cell office:value-type="string" office:value="Community Manager">
            <text:p>Community Manager</text:p>
          </table:table-cell>
          <table:table-cell office:value-type="float" office:value="89712">
            <text:p>89712</text:p>
          </table:table-cell>
          <table:table-cell office:value-type="string" office:value="Operations">
            <text:p>Operations</text:p>
          </table:table-cell>
        </table:table-row>
        <table:table-row>
          <table:table-cell office:value-type="string" office:value="Matthew">
            <text:p>Matthew</text:p>
          </table:table-cell>
          <table:table-cell office:value-type="string" office:value="Smith">
            <text:p>Smith</text:p>
          </table:table-cell>
          <table:table-cell office:value-type="string" office:value="matthew.smith@example.com">
            <text:p>matthew.smith@example.com</text:p>
          </table:table-cell>
          <table:table-cell office:value-type="string" office:value="37361359748">
            <text:p>37361359748</text:p>
          </table:table-cell>
          <table:table-cell office:value-type="string" office:value="Graphic Designer">
            <text:p>Graphic Designer</text:p>
          </table:table-cell>
          <table:table-cell office:value-type="float" office:value="55274">
            <text:p>55274</text:p>
          </table:table-cell>
          <table:table-cell office:value-type="string" office:value="Operations">
            <text:p>Operations</text:p>
          </table:table-cell>
        </table:table-row>
        <table:table-row>
          <table:table-cell office:value-type="string" office:value="Penny">
            <text:p>Penny</text:p>
          </table:table-cell>
          <table:table-cell office:value-type="string" office:value="Morrison">
            <text:p>Morrison</text:p>
          </table:table-cell>
          <table:table-cell office:value-type="string" office:value="penny.morrison@example.com">
            <text:p>penny.morrison@example.com</text:p>
          </table:table-cell>
          <table:table-cell office:value-type="string" office:value="34308303467">
            <text:p>34308303467</text:p>
          </table:table-cell>
          <table:table-cell office:value-type="string" office:value="Educational Technologist">
            <text:p>Educational Technologist</text:p>
          </table:table-cell>
          <table:table-cell office:value-type="float" office:value="53250">
            <text:p>53250</text:p>
          </table:table-cell>
          <table:table-cell office:value-type="string" office:value="Operations">
            <text:p>Operations</text:p>
          </table:table-cell>
        </table:table-row>
        <table:table-row>
          <table:table-cell office:value-type="string" office:value="Craig">
            <text:p>Craig</text:p>
          </table:table-cell>
          <table:table-cell office:value-type="string" office:value="Mcguire">
            <text:p>Mcguire</text:p>
          </table:table-cell>
          <table:table-cell office:value-type="string" office:value="craig.mcguire@example.com">
            <text:p>craig.mcguire@example.com</text:p>
          </table:table-cell>
          <table:table-cell office:value-type="string" office:value="33888942876">
            <text:p>33888942876</text:p>
          </table:table-cell>
          <table:table-cell office:value-type="string" office:value="Product Manager">
            <text:p>Product Manager</text:p>
          </table:table-cell>
          <table:table-cell office:value-type="float" office:value="69401">
            <text:p>69401</text:p>
          </table:table-cell>
          <table:table-cell office:value-type="string" office:value="Marketing">
            <text:p>Marketing</text:p>
          </table:table-cell>
        </table:table-row>
        <table:table-row>
          <table:table-cell office:value-type="string" office:value="Selena">
            <text:p>Selena</text:p>
          </table:table-cell>
          <table:table-cell office:value-type="string" office:value="Holland">
            <text:p>Holland</text:p>
          </table:table-cell>
          <table:table-cell office:value-type="string" office:value="selena.holland@example.com">
            <text:p>selena.holland@example.com</text:p>
          </table:table-cell>
          <table:table-cell office:value-type="string" office:value="33722425158">
            <text:p>33722425158</text:p>
          </table:table-cell>
          <table:table-cell office:value-type="string" office:value="Chief Marketing Officer">
            <text:p>Chief Marketing Officer</text:p>
          </table:table-cell>
          <table:table-cell office:value-type="float" office:value="89948">
            <text:p>89948</text:p>
          </table:table-cell>
          <table:table-cell office:value-type="string" office:value="HR">
            <text:p>HR</text:p>
          </table:table-cell>
        </table:table-row>
        <table:table-row>
          <table:table-cell office:value-type="string" office:value="Sherri">
            <text:p>Sherri</text:p>
          </table:table-cell>
          <table:table-cell office:value-type="string" office:value="Velez">
            <text:p>Velez</text:p>
          </table:table-cell>
          <table:table-cell office:value-type="string" office:value="sherri.velez@example.com">
            <text:p>sherri.velez@example.com</text:p>
          </table:table-cell>
          <table:table-cell office:value-type="string" office:value="38495746709">
            <text:p>38495746709</text:p>
          </table:table-cell>
          <table:table-cell office:value-type="string" office:value="Graphic Designer">
            <text:p>Graphic Designer</text:p>
          </table:table-cell>
          <table:table-cell office:value-type="float" office:value="130026">
            <text:p>130026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Ashley">
            <text:p>Ashley</text:p>
          </table:table-cell>
          <table:table-cell office:value-type="string" office:value="Sweeney">
            <text:p>Sweeney</text:p>
          </table:table-cell>
          <table:table-cell office:value-type="string" office:value="ashley.sweeney@example.com">
            <text:p>ashley.sweeney@example.com</text:p>
          </table:table-cell>
          <table:table-cell office:value-type="string" office:value="30627878361">
            <text:p>30627878361</text:p>
          </table:table-cell>
          <table:table-cell office:value-type="string" office:value="Data Analyst">
            <text:p>Data Analyst</text:p>
          </table:table-cell>
          <table:table-cell office:value-type="float" office:value="176617">
            <text:p>176617</text:p>
          </table:table-cell>
          <table:table-cell office:value-type="string" office:value="Healthcare">
            <text:p>Healthcare</text:p>
          </table:table-cell>
        </table:table-row>
        <table:table-row>
          <table:table-cell office:value-type="string" office:value="Hannah">
            <text:p>Hannah</text:p>
          </table:table-cell>
          <table:table-cell office:value-type="string" office:value="Lee">
            <text:p>Lee</text:p>
          </table:table-cell>
          <table:table-cell office:value-type="string" office:value="hannah.lee@example.com">
            <text:p>hannah.lee@example.com</text:p>
          </table:table-cell>
          <table:table-cell office:value-type="string" office:value="39180418405">
            <text:p>39180418405</text:p>
          </table:table-cell>
          <table:table-cell office:value-type="string" office:value="Legal Writer">
            <text:p>Legal Writer</text:p>
          </table:table-cell>
          <table:table-cell office:value-type="float" office:value="105330">
            <text:p>105330</text:p>
          </table:table-cell>
          <table:table-cell office:value-type="string" office:value="Sales">
            <text:p>Sales</text:p>
          </table:table-cell>
        </table:table-row>
        <table:table-row>
          <table:table-cell office:value-type="string" office:value="James">
            <text:p>James</text:p>
          </table:table-cell>
          <table:table-cell office:value-type="string" office:value="Walls">
            <text:p>Walls</text:p>
          </table:table-cell>
          <table:table-cell office:value-type="string" office:value="james.walls@example.com">
            <text:p>james.walls@example.com</text:p>
          </table:table-cell>
          <table:table-cell office:value-type="string" office:value="32782609936">
            <text:p>32782609936</text:p>
          </table:table-cell>
          <table:table-cell office:value-type="string" office:value="Educational Technologist">
            <text:p>Educational Technologist</text:p>
          </table:table-cell>
          <table:table-cell office:value-type="float" office:value="57358">
            <text:p>57358</text:p>
          </table:table-cell>
          <table:table-cell office:value-type="string" office:value="Consulting">
            <text:p>Consulting</text:p>
          </table:table-cell>
        </table:table-row>
        <table:table-row>
          <table:table-cell office:value-type="string" office:value="Marcus">
            <text:p>Marcus</text:p>
          </table:table-cell>
          <table:table-cell office:value-type="string" office:value="Greene">
            <text:p>Greene</text:p>
          </table:table-cell>
          <table:table-cell office:value-type="string" office:value="marcus.greene@example.com">
            <text:p>marcus.greene@example.com</text:p>
          </table:table-cell>
          <table:table-cell office:value-type="string" office:value="31114614814">
            <text:p>31114614814</text:p>
          </table:table-cell>
          <table:table-cell office:value-type="string" office:value="Environmental Engineer">
            <text:p>Environmental Engineer</text:p>
          </table:table-cell>
          <table:table-cell office:value-type="float" office:value="67674">
            <text:p>67674</text:p>
          </table:table-cell>
          <table:table-cell office:value-type="string" office:value="Sales">
            <text:p>Sales</text:p>
          </table:table-cell>
        </table:table-row>
        <table:table-row>
          <table:table-cell office:value-type="string" office:value="Cathy">
            <text:p>Cathy</text:p>
          </table:table-cell>
          <table:table-cell office:value-type="string" office:value="Ballard">
            <text:p>Ballard</text:p>
          </table:table-cell>
          <table:table-cell office:value-type="string" office:value="cathy.ballard@example.com">
            <text:p>cathy.ballard@example.com</text:p>
          </table:table-cell>
          <table:table-cell office:value-type="string" office:value="31944953831">
            <text:p>31944953831</text:p>
          </table:table-cell>
          <table:table-cell office:value-type="string" office:value="Financial Analyst">
            <text:p>Financial Analyst</text:p>
          </table:table-cell>
          <table:table-cell office:value-type="float" office:value="173054">
            <text:p>173054</text:p>
          </table:table-cell>
          <table:table-cell office:value-type="string" office:value="Finance">
            <text:p>Finance</text:p>
          </table:table-cell>
        </table:table-row>
        <table:table-row>
          <table:table-cell office:value-type="string" office:value="Amy">
            <text:p>Amy</text:p>
          </table:table-cell>
          <table:table-cell office:value-type="string" office:value="Lewis">
            <text:p>Lewis</text:p>
          </table:table-cell>
          <table:table-cell office:value-type="string" office:value="amy.lewis@example.com">
            <text:p>amy.lewis@example.com</text:p>
          </table:table-cell>
          <table:table-cell office:value-type="string" office:value="35530400310">
            <text:p>35530400310</text:p>
          </table:table-cell>
          <table:table-cell office:value-type="string" office:value="Strategic Planner">
            <text:p>Strategic Planner</text:p>
          </table:table-cell>
          <table:table-cell office:value-type="float" office:value="58434">
            <text:p>58434</text:p>
          </table:table-cell>
          <table:table-cell office:value-type="string" office:value="Media">
            <text:p>Media</text:p>
          </table:table-cell>
        </table:table-row>
        <table:table-row>
          <table:table-cell office:value-type="string" office:value="Alyssa">
            <text:p>Alyssa</text:p>
          </table:table-cell>
          <table:table-cell office:value-type="string" office:value="Wilson">
            <text:p>Wilson</text:p>
          </table:table-cell>
          <table:table-cell office:value-type="string" office:value="alyssa.wilson@example.com">
            <text:p>alyssa.wilson@example.com</text:p>
          </table:table-cell>
          <table:table-cell office:value-type="string" office:value="35224410997">
            <text:p>35224410997</text:p>
          </table:table-cell>
          <table:table-cell office:value-type="string" office:value="Policy Specialist">
            <text:p>Policy Specialist</text:p>
          </table:table-cell>
          <table:table-cell office:value-type="float" office:value="160247">
            <text:p>160247</text:p>
          </table:table-cell>
          <table:table-cell office:value-type="string" office:value="Media">
            <text:p>Media</text:p>
          </table:table-cell>
        </table:table-row>
        <table:table-row>
          <table:table-cell office:value-type="string" office:value="Howard">
            <text:p>Howard</text:p>
          </table:table-cell>
          <table:table-cell office:value-type="string" office:value="Preston">
            <text:p>Preston</text:p>
          </table:table-cell>
          <table:table-cell office:value-type="string" office:value="howard.preston@example.com">
            <text:p>howard.preston@example.com</text:p>
          </table:table-cell>
          <table:table-cell office:value-type="string" office:value="35672389135">
            <text:p>35672389135</text:p>
          </table:table-cell>
          <table:table-cell office:value-type="string" office:value="Sustainability Manager">
            <text:p>Sustainability Manager</text:p>
          </table:table-cell>
          <table:table-cell office:value-type="float" office:value="198614">
            <text:p>198614</text:p>
          </table:table-cell>
          <table:table-cell office:value-type="string" office:value="Marketing">
            <text:p>Marketing</text:p>
          </table:table-cell>
        </table:table-row>
        <table:table-row>
          <table:table-cell office:value-type="string" office:value="William">
            <text:p>William</text:p>
          </table:table-cell>
          <table:table-cell office:value-type="string" office:value="Graham">
            <text:p>Graham</text:p>
          </table:table-cell>
          <table:table-cell office:value-type="string" office:value="william.graham@example.com">
            <text:p>william.graham@example.com</text:p>
          </table:table-cell>
          <table:table-cell office:value-type="string" office:value="37549197722">
            <text:p>37549197722</text:p>
          </table:table-cell>
          <table:table-cell office:value-type="string" office:value="Content Writer">
            <text:p>Content Writer</text:p>
          </table:table-cell>
          <table:table-cell office:value-type="float" office:value="60717">
            <text:p>60717</text:p>
          </table:table-cell>
          <table:table-cell office:value-type="string" office:value="Education">
            <text:p>Education</text:p>
          </table:table-cell>
        </table:table-row>
        <table:table-row>
          <table:table-cell office:value-type="string" office:value="Dorothy">
            <text:p>Dorothy</text:p>
          </table:table-cell>
          <table:table-cell office:value-type="string" office:value="Thompson">
            <text:p>Thompson</text:p>
          </table:table-cell>
          <table:table-cell office:value-type="string" office:value="dorothy.thompson@example.com">
            <text:p>dorothy.thompson@example.com</text:p>
          </table:table-cell>
          <table:table-cell office:value-type="string" office:value="32365170689">
            <text:p>32365170689</text:p>
          </table:table-cell>
          <table:table-cell office:value-type="string" office:value="Backend Developer">
            <text:p>Backend Developer</text:p>
          </table:table-cell>
          <table:table-cell office:value-type="float" office:value="33387">
            <text:p>33387</text:p>
          </table:table-cell>
          <table:table-cell office:value-type="string" office:value="Design">
            <text:p>Desig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